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Accent2" style:data-style-name="N0">
      <style:table-cell-properties fo:background-color="#ED7D31"/>
      <style:text-properties fo:color="#FFFFFF"/>
    </style:style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Good" style:data-style-name="N0">
      <style:table-cell-properties fo:background-color="#C6EFCE"/>
      <style:text-properties fo:color="#006100"/>
    </style:style>
    <style:style style:name="ce6" style:family="table-cell" style:parent-style-name="Default" style:data-style-name="N36"/>
    <style:style style:name="ce7" style:family="table-cell" style:parent-style-name="Neutra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ce8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9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5700" style:font-name="Aptos Narrow" style:font-name-asian="Aptos Narrow" style:font-name-complex="Aptos Narrow"/>
    </style:style>
    <style:style style:name="ce10" style:family="table-cell" style:parent-style-name="_50_0_37__32_-_32_Accent4" style:data-style-name="N0">
      <style:table-cell-properties fo:background-color="#CAEDFB"/>
      <style:text-properties style:font-name="Aptos Narrow" style:font-name-asian="Aptos Narrow" style:font-name-complex="Aptos Narrow"/>
    </style:style>
    <style:style style:name="ce11" style:family="table-cell" style:parent-style-name="Bad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12" style:family="table-cell" style:parent-style-name="Accent2" style:data-style-name="N0">
      <style:table-cell-properties style:vertical-align="automatic" fo:background-color="#ED7D31" style:repeat-content="false"/>
      <style:paragraph-properties fo:text-align="start" fo:margin-left="0cm"/>
      <style:text-properties fo:color="#FFFFFF"/>
    </style:style>
    <style:style style:name="ce13" style:family="table-cell" style:parent-style-name="Good" style:data-style-name="N0">
      <style:table-cell-properties style:vertical-align="automatic" fo:background-color="#C6EFCE" style:repeat-content="false"/>
      <style:paragraph-properties fo:text-align="start" fo:margin-left="0cm"/>
      <style:text-properties fo:color="#006100"/>
    </style:style>
    <style:style style:name="ce14" style:family="table-cell" style:parent-style-name="Bad" style:data-style-name="N0">
      <style:table-cell-properties style:vertical-align="automatic" fo:background-color="#FFC7CE" style:repeat-content="false"/>
      <style:paragraph-properties fo:text-align="start" fo:margin-left="0cm"/>
      <style:text-properties fo:color="#9C0006"/>
    </style:style>
    <style:style style:name="ce15" style:family="table-cell" style:parent-style-name="Neutral" style:data-style-name="N0">
      <style:table-cell-properties style:vertical-align="automatic" fo:background-color="#FFEB9C" style:repeat-content="false"/>
      <style:paragraph-properties fo:text-align="start" fo:margin-left="0cm"/>
      <style:text-properties fo:color="#9C5700" style:font-name="Aptos Narrow" style:font-name-asian="Aptos Narrow" style:font-name-complex="Aptos Narrow"/>
    </style:style>
    <style:style style:name="ce16" style:family="table-cell" style:parent-style-name="Hyperlink" style:data-style-name="N0">
      <style:table-cell-properties fo:background-color="#C6EFCE"/>
      <style:text-properties fo:color="#0563C1" style:text-underline-style="solid" style:text-underline-type="single"/>
    </style:style>
    <style:style style:name="ce17" style:family="table-cell" style:parent-style-name="Good" style:data-style-name="N0">
      <style:table-cell-properties fo:background-color="#C6EFCE"/>
      <style:text-properties fo:color="#006100"/>
    </style:style>
    <style:style style:name="ce18" style:family="table-cell" style:parent-style-name="Neutra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ompany name</text:p>
          </table:table-cell>
          <table:table-cell office:value-type="string" table:style-name="ce2">
            <text:p>Needs Houdini?</text:p>
          </table:table-cell>
          <table:table-cell office:value-type="string" table:style-name="ce2">
            <text:p>Cover letter written?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Got a reply?</text:p>
          </table:table-cell>
          <table:table-cell office:value-type="string" table:style-name="ce2">
            <text:p>Got an offer?</text:p>
          </table:table-cell>
          <table:table-cell office:value-type="string" table:style-name="ce2">
            <text:p>link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riday Sundae</text:p>
          </table:table-cell>
          <table:table-cell table:number-columns-repeated="5" table:style-name="ce3"/>
          <table:table-cell office:value-type="string" table:style-name="ce4">
            <text:p><text:a xlink:href="file:///C:/Users/Lunar/Downloads/Friday_Sundae_-_Paid_Internship_2023_Game_Developer.pdf">file:///C:/Users/Lunar/Downloads/Friday_Sundae_-_Paid_Internship_2023_Game_Developer.pdf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Sumo Digital</text:p>
          </table:table-cell>
          <table:table-cell table:number-columns-repeated="5" table:style-name="ce3"/>
          <table:table-cell office:value-type="string" table:style-name="ce4">
            <text:p><text:a xlink:href="https://www.sumo-digital.com/graduate-programmer/3a3ab107-9cde-4f2d-8bdf-0a43f144a26a">https://www.sumo-digital.com/graduate-programmer/3a3ab107-9cde-4f2d-8bdf-0a43f144a26a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Kwale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Fronti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Playground Games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ar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Sports Interactiv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Double 11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Creative Assembly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ebellion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Warner Bros</text:p>
          </table:table-cell>
          <table:table-cell table:style-name="ce3"/>
          <table:table-cell table:number-columns-repeated="4" table:style-name="ce5"/>
          <table:table-cell office:value-type="string" table:style-name="ce4">
            <text:p><text:a xlink:href="https://www.linkedin.com/jobs/view/3532343889/">https://www.linkedin.com/jobs/view/3532343889/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eral Interactive</text:p>
          </table:table-cell>
          <table:table-cell table:number-columns-repeated="5" table:style-name="ce3"/>
          <table:table-cell office:value-type="string" table:style-name="ce4">
            <text:p><text:a xlink:href="https://www.feralinteractive.com/en/about/careers/game_dev_placement/">https://www.feralinteractive.com/en/about/careers/game_dev_placement/</text:a></text:p>
          </table:table-cell>
          <table:table-cell office:value-type="string" table:style-name="ce4">
            <text:p><text:a xlink:href="https://www.feralinteractive.com/en/about/careers/qa_technician_placement/">https://www.feralinteractive.com/en/about/careers/qa_technician_placement/</text:a></text:p>
          </table:table-cell>
          <table:table-cell table:number-columns-repeated="7" table:style-name="ce1"/>
          <table:table-cell table:number-columns-repeated="7" table:style-name="ce6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mpany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Where?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Reply?</text:p>
          </table:table-cell>
          <table:table-cell office:value-type="string" table:style-name="ce2">
            <text:p>Coun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implyHealth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view/4176999687/?alternateChannel=search&amp;refId=%2BhwqLRDDqi0jLh%2BsejYS7A%3D%3D&amp;trackingId=SpGptMzi4drppV4ExMuVbw%3D%3D">https://www.linkedin.com/jobs/view/4176999687/?alternateChannel=search&amp;refId=%2BhwqLRDDqi0jLh%2BsejYS7A%3D%3D&amp;trackingId=SpGptMzi4drppV4ExMuVbw%3D%3D</text:a></text:p>
          </table:table-cell>
          <table:table-cell office:value-type="string" table:style-name="ce7">
            <text:p>Andover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" table:style-name="ce10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CPS Group Ltd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collections/top-applicant/?currentJobId=4181072578">https://www.linkedin.com/jobs/collections/top-applicant/?currentJobId=4181072578</text:a></text:p>
          </table:table-cell>
          <table:table-cell office:value-type="string" table:style-name="ce3">
            <text:p>Cardiff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" table:style-name="ce10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ectric Square</text:p>
          </table:table-cell>
          <table:table-cell office:value-type="string" table:style-name="ce5">
            <text:p>Speculative</text:p>
          </table:table-cell>
          <table:table-cell office:value-type="string" table:style-name="ce5">
            <text:p><text:a xlink:href="https://www.linkedin.com/jobs/view/4033126231/?refId=befb728f-bb33-4ce8-96d2-fc997686cb5b&amp;trackingId=NmWroTOSSnCWqMw6kLNSrg%3D%3D">https://www.linkedin.com/jobs/view/4033126231/?refId=befb728f-bb33-4ce8-96d2-fc997686cb5b&amp;trackingId=NmWroTOSSnCWqMw6kLNSrg%3D%3D</text:a></text:p>
          </table:table-cell>
          <table:table-cell office:value-type="string" table:style-name="ce5">
            <text:p>Brighton</text:p>
          </table:table-cell>
          <table:table-cell office:value-type="string" table:style-name="ce3">
            <text:p>Games - Unreal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pectrum IT recruitment</text:p>
          </table:table-cell>
          <table:table-cell office:value-type="string" table:style-name="ce5">
            <text:p>Graduate/Junior C++ Software Engineer</text:p>
          </table:table-cell>
          <table:table-cell office:value-type="string" table:style-name="ce5">
            <text:p><text:a xlink:href="https://www.linkedin.com/jobs/view/4150330391/?refId=befb728f-bb33-4ce8-96d2-fc997686cb5b&amp;trackingId=ynF7fLeDTGSRhn65dnaIEw%3D%3D">https://www.linkedin.com/jobs/view/4150330391/?refId=befb728f-bb33-4ce8-96d2-fc997686cb5b&amp;trackingId=ynF7fLeDTGSRhn65dnaIEw%3D%3D</text:a></text:p>
          </table:table-cell>
          <table:table-cell office:value-type="string" table:style-name="ce5">
            <text:p>Southampt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" table:style-name="ce10">
            <text:p>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walee</text:p>
          </table:table-cell>
          <table:table-cell office:value-type="string" table:style-name="ce5">
            <text:p>Junior Game Programmer</text:p>
          </table:table-cell>
          <table:table-cell office:value-type="string" table:style-name="ce5">
            <text:p><text:a xlink:href="https://www.kwalee.com/current-openings">https://www.kwalee.com/current-openings</text:a></text:p>
          </table:table-cell>
          <table:table-cell office:value-type="string" table:style-name="ce3">
            <text:p>Leamington</text:p>
          </table:table-cell>
          <table:table-cell office:value-type="string" table:style-name="ce5">
            <text:p>Games - Unity (Mass Mobile)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5" table:style-name="ce10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O Interactive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www.linkedin.com/jobs/search/?currentJobId=4149460875&amp;keywords=io%20interactive&amp;origin=BLENDED_SEARCH_RESULT_NAVIGATION_SEE_ALL&amp;originToLandingJobPostings=4139669208%2C4119019785%2C4177324757">https://www.linkedin.com/jobs/search/?currentJobId=4149460875&amp;keywords=io%20interactive&amp;origin=BLENDED_SEARCH_RESULT_NAVIGATION_SEE_ALL&amp;originToLandingJobPostings=4139669208%2C4119019785%2C4177324757</text:a></text:p>
          </table:table-cell>
          <table:table-cell office:value-type="string" table:style-name="ce5">
            <text:p>Brigh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O Interactive</text:p>
          </table:table-cell>
          <table:table-cell office:value-type="string" table:style-name="ce5">
            <text:p>Technical Designer</text:p>
          </table:table-cell>
          <table:table-cell office:value-type="string" table:style-name="ce5">
            <text:p><text:a xlink:href="https://www.linkedin.com/jobs/view/4139669208/?refId=befb728f-bb33-4ce8-96d2-fc997686cb5b&amp;trackingId=Sks%2BcQZHQzC31Ph8ifwqHg%3D%3D&amp;trk=flagship3_job_home_savedjobs">https://www.linkedin.com/jobs/view/4139669208/?refId=befb728f-bb33-4ce8-96d2-fc997686cb5b&amp;trackingId=Sks%2BcQZHQzC31Ph8ifwqHg%3D%3D&amp;trk=flagship3_job_home_savedjobs</text:a></text:p>
          </table:table-cell>
          <table:table-cell office:value-type="string" table:style-name="ce5">
            <text:p>Brigh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7" table:style-name="ce10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avtech Radar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view/4074296201/?refId=030e9eda-a8eb-432a-9023-b7b3b0570f8c&amp;trackingId=SGS5z759S5qygZsT70VGAQ%3D%3D">https://www.linkedin.com/jobs/view/4074296201/?refId=030e9eda-a8eb-432a-9023-b7b3b0570f8c&amp;trackingId=SGS5z759S5qygZsT70VGAQ%3D%3D</text:a></text:p>
          </table:table-cell>
          <table:table-cell office:value-type="string" table:style-name="ce3">
            <text:p>Wantage</text:p>
          </table:table-cell>
          <table:table-cell office:value-type="string" table:style-name="ce3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8" table:style-name="ce10">
            <text:p>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ebellion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apply.workable.com/rebellion/j/7F6C8B6086/">https://apply.workable.com/rebellion/j/7F6C8B6086/</text:a></text:p>
          </table:table-cell>
          <table:table-cell office:value-type="string" table:style-name="ce3">
            <text:p>Leamington</text:p>
          </table:table-cell>
          <table:table-cell office:value-type="string" table:style-name="ce7">
            <text:p>Games - prop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float" office:value="9" table:style-name="ce10">
            <text:p>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ebellion</text:p>
          </table:table-cell>
          <table:table-cell office:value-type="string" table:style-name="ce5">
            <text:p>VFX Artist</text:p>
          </table:table-cell>
          <table:table-cell office:value-type="string" table:style-name="ce5">
            <text:p><text:a xlink:href="https://apply.workable.com/rebellion/j/0A618A4333/">https://apply.workable.com/rebellion/j/0A618A4333/</text:a></text:p>
          </table:table-cell>
          <table:table-cell office:value-type="string" table:style-name="ce3">
            <text:p>Leamington</text:p>
          </table:table-cell>
          <table:table-cell office:value-type="string" table:style-name="ce7">
            <text:p>Games - prop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float" office:value="10" table:style-name="ce10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opup Asylum</text:p>
          </table:table-cell>
          <table:table-cell office:value-type="string" table:style-name="ce5">
            <text:p>Junior Unity Developer</text:p>
          </table:table-cell>
          <table:table-cell office:value-type="string" table:style-name="ce5">
            <text:p><text:a xlink:href="https://www.linkedin.com/jobs/search/?currentJobId=4184633572&amp;keywords=popup%20asylum%20ltd&amp;origin=BLENDED_SEARCH_RESULT_NAVIGATION_JOB_CARD&amp;originToLandingJobPostings=4184633572">https://www.linkedin.com/jobs/search/?currentJobId=4184633572&amp;keywords=popup%20asylum%20ltd&amp;origin=BLENDED_SEARCH_RESULT_NAVIGATION_JOB_CARD&amp;originToLandingJobPostings=4184633572</text:a></text:p>
          </table:table-cell>
          <table:table-cell office:value-type="string" table:style-name="ce5">
            <text:p>Remote</text:p>
          </table:table-cell>
          <table:table-cell office:value-type="string" table:style-name="ce5">
            <text:p>Games - Unit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1" table:style-name="ce10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itachi Rail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78527581/?refId=6be51aae-9f2b-4d04-9205-3c8c0aa8b25d&amp;trackingId=m3QK7I1%2BRC217658PBG3Aw%3D%3D&amp;trk=flagship3_job_home_savedjobs">https://www.linkedin.com/jobs/view/4178527581/?refId=6be51aae-9f2b-4d04-9205-3c8c0aa8b25d&amp;trackingId=m3QK7I1%2BRC217658PBG3Aw%3D%3D&amp;trk=flagship3_job_home_savedjobs</text:a></text:p>
          </table:table-cell>
          <table:table-cell office:value-type="string" table:style-name="ce5">
            <text:p>Southampt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2" table:style-name="ce10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layground Games</text:p>
          </table:table-cell>
          <table:table-cell office:value-type="string" table:style-name="ce5">
            <text:p>Game Designer</text:p>
          </table:table-cell>
          <table:table-cell office:value-type="string" table:style-name="ce5">
            <text:p><text:a xlink:href="https://www.linkedin.com/jobs/view/4181592933/?refId=6be51aae-9f2b-4d04-9205-3c8c0aa8b25d&amp;trackingId=F0aCq6RkR9mhcC52iNZYeQ%3D%3D">https://www.linkedin.com/jobs/view/4181592933/?refId=6be51aae-9f2b-4d04-9205-3c8c0aa8b25d&amp;trackingId=F0aCq6RkR9mhcC52iNZYeQ%3D%3D</text:a></text:p>
          </table:table-cell>
          <table:table-cell office:value-type="string" table:style-name="ce3">
            <text:p>Leaming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3" table:style-name="ce10">
            <text:p>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torola Solutions</text:p>
          </table:table-cell>
          <table:table-cell office:value-type="string" table:style-name="ce5">
            <text:p>Graduate C# software engineer</text:p>
          </table:table-cell>
          <table:table-cell office:value-type="string" table:style-name="ce5">
            <text:p><text:a xlink:href="https://www.linkedin.com/jobs/view/4183342179/?refId=6ef9a100-4ee2-42fe-84eb-52ea48de4451&amp;trackingId=%2B%2FhOmjjDQR27BN5XqzJGnA%3D%3D">https://www.linkedin.com/jobs/view/4183342179/?refId=6ef9a100-4ee2-42fe-84eb-52ea48de4451&amp;trackingId=%2B%2FhOmjjDQR27BN5XqzJGnA%3D%3D</text:a></text:p>
          </table:table-cell>
          <table:table-cell office:value-type="string" table:style-name="ce5">
            <text:p>Remote</text:p>
          </table:table-cell>
          <table:table-cell office:value-type="string" table:style-name="ce5">
            <text:p>Positiv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4" table:style-name="ce10">
            <text:p>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PS Group Ltd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81070412/?refId=1f341434-6106-42bc-bb58-e4333f832c48&amp;trackingId=lHsD%2BoGXSAaY%2BshiLjUUWQ%3D%3D">https://www.linkedin.com/jobs/view/4181070412/?refId=1f341434-6106-42bc-bb58-e4333f832c48&amp;trackingId=lHsD%2BoGXSAaY%2BshiLjUUWQ%3D%3D</text:a></text:p>
          </table:table-cell>
          <table:table-cell office:value-type="string" table:style-name="ce3">
            <text:p>Bristol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5" table:style-name="ce10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ight and Wonder</text:p>
          </table:table-cell>
          <table:table-cell office:value-type="string" table:style-name="ce5">
            <text:p>Junior Developer</text:p>
          </table:table-cell>
          <table:table-cell office:value-type="string" table:style-name="ce5">
            <text:p><text:a xlink:href="https://www.linkedin.com/jobs/view/4183127240/?refId=3012436c-c3dd-46ac-99b6-b96142e41849&amp;trackingId=GZWNlVqkR2CLawC207j38w%3D%3D&amp;trk=flagship3_job_home_savedjobs">https://www.linkedin.com/jobs/view/4183127240/?refId=3012436c-c3dd-46ac-99b6-b96142e41849&amp;trackingId=GZWNlVqkR2CLawC207j38w%3D%3D&amp;trk=flagship3_job_home_savedjobs</text:a></text:p>
          </table:table-cell>
          <table:table-cell office:value-type="string" table:style-name="ce3">
            <text:p>Bristol</text:p>
          </table:table-cell>
          <table:table-cell office:value-type="string" table:style-name="ce3">
            <text:p>Gambling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6" table:style-name="ce10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tters.co.uk</text:p>
          </table:table-cell>
          <table:table-cell office:value-type="string" table:style-name="ce13">
            <text:p>Graduate Software Engineer</text:p>
          </table:table-cell>
          <table:table-cell office:value-type="string" table:style-name="ce13">
            <text:p><text:a xlink:href="https://www.linkedin.com/jobs/view/4170793349/?refId=bf29d002-96ff-48ef-b2ba-f3d4c198c4f0&amp;trackingId=%2BOSyI3vDQ6ulqytDcEESIA%3D%3D">https://www.linkedin.com/jobs/view/4170793349/?refId=bf29d002-96ff-48ef-b2ba-f3d4c198c4f0&amp;trackingId=%2BOSyI3vDQ6ulqytDcEESIA%3D%3D</text:a></text:p>
          </table:table-cell>
          <table:table-cell office:value-type="string" table:style-name="ce13">
            <text:p>Pool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7" table:style-name="ce10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quent</text:p>
          </table:table-cell>
          <table:table-cell office:value-type="string" table:style-name="ce13">
            <text:p>Technical Game Designer</text:p>
          </table:table-cell>
          <table:table-cell office:value-type="string" table:style-name="ce13">
            <text:p>https://www.linkedin.com/jobs/collections/recommended/?currentJobId=4165285304</text:p>
          </table:table-cell>
          <table:table-cell office:value-type="string" table:style-name="ce14">
            <text:p>Leamington</text:p>
          </table:table-cell>
          <table:table-cell office:value-type="string" table:style-name="ce14">
            <text:p>Desperat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8" table:style-name="ce10">
            <text:p>1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Canonical</text:p>
          </table:table-cell>
          <table:table-cell office:value-type="string" table:style-name="ce13">
            <text:p>Graduate Software Engineer</text:p>
          </table:table-cell>
          <table:table-cell office:value-type="string" table:style-name="ce13">
            <text:p><text:a xlink:href="https://www.linkedin.com/jobs/collections/recommended/?currentJobId=4180955182">https://www.linkedin.com/jobs/collections/recommended/?currentJobId=4180955182</text:a></text:p>
          </table:table-cell>
          <table:table-cell office:value-type="string" table:style-name="ce13">
            <text:p>Remote</text:p>
          </table:table-cell>
          <table:table-cell office:value-type="string" table:style-name="ce14">
            <text:p>Travel for 2 weeks per year, snooty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9" table:style-name="ce10">
            <text:p>1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oir</text:p>
          </table:table-cell>
          <table:table-cell office:value-type="string" table:style-name="ce13">
            <text:p>.NET Developer</text:p>
          </table:table-cell>
          <table:table-cell office:value-type="string" table:style-name="ce13">
            <text:p><text:a xlink:href="https://www.linkedin.com/jobs/collections/recommended/?currentJobId=4119788994&amp;discover=recommended&amp;discoveryOrigin=JOBS_HOME_JYMBII">https://www.linkedin.com/jobs/collections/recommended/?currentJobId=4119788994&amp;discover=recommended&amp;discoveryOrigin=JOBS_HOME_JYMBII</text:a></text:p>
          </table:table-cell>
          <table:table-cell office:value-type="string" table:style-name="ce13">
            <text:p>Remote/Hunting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0" table:style-name="ce10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Rocket Science Group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<text:a xlink:href="https://www.linkedin.com/jobs/collections/recommended/?currentJobId=4106025827&amp;discover=recommended&amp;discoveryOrigin=JOBS_HOME_JYMBII">https://www.linkedin.com/jobs/collections/recommended/?currentJobId=4106025827&amp;discover=recommended&amp;discoveryOrigin=JOBS_HOME_JYMBII</text:a></text:p>
          </table:table-cell>
          <table:table-cell office:value-type="string" table:style-name="ce5">
            <text:p>Brighton</text:p>
          </table:table-cell>
          <table:table-cell office:value-type="string" table:style-name="ce14">
            <text:p>Games - Unreal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1" table:style-name="ce10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itto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www.linkedin.com/jobs/collections/recommended/?currentJobId=4181354187&amp;discover=recommended&amp;discoveryOrigin=JOBS_HOME_JYMBII">https://www.linkedin.com/jobs/collections/recommended/?currentJobId=4181354187&amp;discover=recommended&amp;discoveryOrigin=JOBS_HOME_JYMBII</text:a></text:p>
          </table:table-cell>
          <table:table-cell office:value-type="string" table:style-name="ce5">
            <text:p>Remote</text:p>
          </table:table-cell>
          <table:table-cell table:style-name="ce15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2" table:style-name="ce10">
            <text:p>2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ilo Consulting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collections/recommended/?currentJobId=4161460196&amp;discover=recommended&amp;discoveryOrigin=JOBS_HOME_JYMBII">https://www.linkedin.com/jobs/collections/recommended/?currentJobId=4161460196&amp;discover=recommended&amp;discoveryOrigin=JOBS_HOME_JYMBII</text:a></text:p>
          </table:table-cell>
          <table:table-cell office:value-type="string" table:style-name="ce5">
            <text:p>Remote</text:p>
          </table:table-cell>
          <table:table-cell table:style-name="ce15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3" table:style-name="ce10">
            <text:p>2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MBDA</text:p>
          </table:table-cell>
          <table:table-cell office:value-type="string" table:style-name="ce5">
            <text:p>C# Software Engineer</text:p>
          </table:table-cell>
          <table:table-cell office:value-type="string" table:style-name="ce5">
            <text:p><text:a xlink:href="https://www.linkedin.com/jobs/view/3845496559/?alternateChannel=search&amp;refId=aCjyiwvQRfYJkfU7nzcTXQ%3D%3D&amp;trackingId=lefDEmcBEmOMPzocmSXWfg%3D%3D&amp;trk=d_flagship3_job_collections_discovery_landing">https://www.linkedin.com/jobs/view/3845496559/?alternateChannel=search&amp;refId=aCjyiwvQRfYJkfU7nzcTXQ%3D%3D&amp;trackingId=lefDEmcBEmOMPzocmSXWfg%3D%3D&amp;trk=d_flagship3_job_collections_discovery_landing</text:a></text:p>
          </table:table-cell>
          <table:table-cell office:value-type="string" table:style-name="ce3">
            <text:p>Bristol/Stevenage</text:p>
          </table:table-cell>
          <table:table-cell office:value-type="string" table:style-name="ce14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24" table:style-name="ce10">
            <text:p>2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DP</text:p>
          </table:table-cell>
          <table:table-cell office:value-type="string" table:style-name="ce5">
            <text:p>Associate Software Engineer</text:p>
          </table:table-cell>
          <table:table-cell office:value-type="string" table:style-name="ce16">
            <text:p><text:a xlink:href="https://www.linkedin.com/jobs/view/4133557316/?alternateChannel=search&amp;refId=7BSQGhlRgeOseQgHhXA1JA%3D%3D&amp;trackingId=%2BCT9FFOQGS3tpWHVCyYGqQ%3D%3D&amp;trk=d_flagship3_job_collections_discovery_landing">https://www.linkedin.com/jobs/view/4133557316/?alternateChannel=search&amp;refId=7BSQGhlRgeOseQgHhXA1JA%3D%3D&amp;trackingId=%2BCT9FFOQGS3tpWHVCyYGqQ%3D%3D&amp;trk=d_flagship3_job_collections_discovery_landing</text:a></text:p>
          </table:table-cell>
          <table:table-cell office:value-type="string" table:style-name="ce3">
            <text:p>Bristol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5" table:style-name="ce10">
            <text:p>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Konrad Group</text:p>
          </table:table-cell>
          <table:table-cell office:value-type="string" table:style-name="ce5">
            <text:p>Software Developer</text:p>
          </table:table-cell>
          <table:table-cell office:value-type="string" table:style-name="ce5">
            <text:p><text:a xlink:href="https://www.linkedin.com/jobs/view/4076953325/?alternateChannel=search&amp;refId=4yeD8Y0IcxAmjxH7IZhARg%3D%3D&amp;trackingId=jxGcjGqIo9cx5ZJAwugO0g%3D%3D">https://www.linkedin.com/jobs/view/4076953325/?alternateChannel=search&amp;refId=4yeD8Y0IcxAmjxH7IZhARg%3D%3D&amp;trackingId=jxGcjGqIo9cx5ZJAwugO0g%3D%3D</text:a></text:p>
          </table:table-cell>
          <table:table-cell office:value-type="string" table:style-name="ce7">
            <text:p>Lon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6" table:style-name="ce10">
            <text:p>2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Understanding Recruitment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74876929/?alternateChannel=search&amp;refId=P%2BajfOwOGhXCQgB9IAI%2Fjg%3D%3D&amp;trackingId=WqcuoZLp1F5E0PtjdiAU1Q%3D%3D">https://www.linkedin.com/jobs/view/4174876929/?alternateChannel=search&amp;refId=P%2BajfOwOGhXCQgB9IAI%2Fjg%3D%3D&amp;trackingId=WqcuoZLp1F5E0PtjdiAU1Q%3D%3D</text:a></text:p>
          </table:table-cell>
          <table:table-cell office:value-type="string" table:style-name="ce7">
            <text:p>London</text:p>
          </table:table-cell>
          <table:table-cell office:value-type="string" table:style-name="ce3">
            <text:p>Sports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7" table:style-name="ce10">
            <text:p>2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Zynga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https://www.linkedin.com/jobs/view/4076646082/?alternateChannel=search&amp;refId=A5hHSqAM4JWtVcjTAMVUEQ%3D%3D&amp;trackingId=O2mC5TB8ataGByUWjN0Qag%3D%3D&amp;trk=d_flagship3_jobs_discovery_jymbii</text:p>
          </table:table-cell>
          <table:table-cell office:value-type="string" table:style-name="ce7">
            <text:p>London</text:p>
          </table:table-cell>
          <table:table-cell office:value-type="string" table:style-name="ce7">
            <text:p>Games - Mass Mobil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8" table:style-name="ce10">
            <text:p>2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iscover Education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<text:a xlink:href="https://www.linkedin.com/jobs/view/4183950443/?alternateChannel=search&amp;refId=A5hHSqAM4JWtVcjTAMVUEQ%3D%3D&amp;trackingId=YFE9njrRKi%2Bym0cIA3Jkjg%3D%3D&amp;trk=d_flagship3_jobs_discovery_jymbii">https://www.linkedin.com/jobs/view/4183950443/?alternateChannel=search&amp;refId=A5hHSqAM4JWtVcjTAMVUEQ%3D%3D&amp;trackingId=YFE9njrRKi%2Bym0cIA3Jkjg%3D%3D&amp;trk=d_flagship3_jobs_discovery_jymbii</text:a></text:p>
          </table:table-cell>
          <table:table-cell office:value-type="string" table:style-name="ce3">
            <text:p>Bath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9" table:style-name="ce10">
            <text:p>2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pleDot Studios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www.linkedin.com/jobs/view/4163561018/?alternateChannel=search&amp;refId=A5hHSqAM4JWtVcjTAMVUEQ%3D%3D&amp;trackingId=NXaq1CyNEPnq9wVNHjGQrQ%3D%3D&amp;trk=d_flagship3_jobs_discovery_jymbii">https://www.linkedin.com/jobs/view/4163561018/?alternateChannel=search&amp;refId=A5hHSqAM4JWtVcjTAMVUEQ%3D%3D&amp;trackingId=NXaq1CyNEPnq9wVNHjGQrQ%3D%3D&amp;trk=d_flagship3_jobs_discovery_jymbii</text:a></text:p>
          </table:table-cell>
          <table:table-cell office:value-type="string" table:style-name="ce7">
            <text:p>London</text:p>
          </table:table-cell>
          <table:table-cell office:value-type="string" table:style-name="ce5">
            <text:p>Free Food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0" table:style-name="ce10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Bumble Inc</text:p>
          </table:table-cell>
          <table:table-cell office:value-type="string" table:style-name="ce5">
            <text:p>Junior Backend PHP Engineer</text:p>
          </table:table-cell>
          <table:table-cell office:value-type="string" table:style-name="ce5">
            <text:p><text:a xlink:href="https://www.linkedin.com/jobs/view/4185783071/?alternateChannel=search&amp;refId=5Fq1JM2HUwFiKu8XMeVpjw%3D%3D&amp;trackingId=eNnDjc7%2BYN%2FMSyBvHhRyKA%3D%3D">https://www.linkedin.com/jobs/view/4185783071/?alternateChannel=search&amp;refId=5Fq1JM2HUwFiKu8XMeVpjw%3D%3D&amp;trackingId=eNnDjc7%2BYN%2FMSyBvHhRyKA%3D%3D</text:a></text:p>
          </table:table-cell>
          <table:table-cell office:value-type="string" table:style-name="ce7">
            <text:p>Lon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1" table:style-name="ce10">
            <text:p>3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acebook</text:p>
          </table:table-cell>
          <table:table-cell office:value-type="string" table:style-name="ce5">
            <text:p>Software Engineer, Gameplay</text:p>
          </table:table-cell>
          <table:table-cell office:value-type="string" table:style-name="ce5">
            <text:p><text:a xlink:href="https://www.linkedin.com/jobs/collections/recommended/?currentJobId=4185261369">https://www.linkedin.com/jobs/collections/recommended/?currentJobId=4185261369</text:a></text:p>
          </table:table-cell>
          <table:table-cell office:value-type="string" table:style-name="ce7">
            <text:p>London</text:p>
          </table:table-cell>
          <table:table-cell office:value-type="string" table:style-name="ce3">
            <text:p>Facebook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2" table:style-name="ce10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rm</text:p>
          </table:table-cell>
          <table:table-cell office:value-type="string" table:style-name="ce5">
            <text:p>Mobile Game Developer</text:p>
          </table:table-cell>
          <table:table-cell office:value-type="string" table:style-name="ce5">
            <text:p><text:a xlink:href="https://www.linkedin.com/jobs/view/4168539881/?alternateChannel=search&amp;refId=GM99doTVvVd8zy7y%2B3L77w%3D%3D&amp;trackingId=Eo8QXIflafaXoRhTTGggmw%3D%3D">https://www.linkedin.com/jobs/view/4168539881/?alternateChannel=search&amp;refId=GM99doTVvVd8zy7y%2B3L77w%3D%3D&amp;trackingId=Eo8QXIflafaXoRhTTGggmw%3D%3D</text:a></text:p>
          </table:table-cell>
          <table:table-cell office:value-type="string" table:style-name="ce3">
            <text:p>Cambridge</text:p>
          </table:table-cell>
          <table:table-cell office:value-type="string" table:style-name="ce5">
            <text:p>Games - Unity + arm is cool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3" table:style-name="ce10">
            <text:p>3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EdShed</text:p>
          </table:table-cell>
          <table:table-cell office:value-type="string" table:style-name="ce5">
            <text:p>Unity Developer</text:p>
          </table:table-cell>
          <table:table-cell office:value-type="string" table:style-name="ce5">
            <text:p><text:a xlink:href="https://www.linkedin.com/jobs/collections/similar-jobs/?currentJobId=4186572740&amp;originToLandingJobPostings=4186572740&amp;referenceJobId=4168539881">https://www.linkedin.com/jobs/collections/similar-jobs/?currentJobId=4186572740&amp;originToLandingJobPostings=4186572740&amp;referenceJobId=4168539881</text:a></text:p>
          </table:table-cell>
          <table:table-cell office:value-type="string" table:style-name="ce3">
            <text:p>Bewdley</text:p>
          </table:table-cell>
          <table:table-cell office:value-type="string" table:style-name="ce5">
            <text:p>Games - Unit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4" table:style-name="ce10">
            <text:p>3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Pareto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<text:a xlink:href="https://www.linkedin.com/jobs/collections/similar-jobs/?currentJobId=4184425281&amp;originToLandingJobPostings=4186572740&amp;referenceJobId=4168539881">https://www.linkedin.com/jobs/collections/similar-jobs/?currentJobId=4184425281&amp;originToLandingJobPostings=4186572740&amp;referenceJobId=4168539881</text:a></text:p>
          </table:table-cell>
          <table:table-cell office:value-type="string" table:style-name="ce3">
            <text:p>Redhill</text:p>
          </table:table-cell>
          <table:table-cell office:value-type="string" table:style-name="ce3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5" table:style-name="ce10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Escape Velocity</text:p>
          </table:table-cell>
          <table:table-cell office:value-type="string" table:style-name="ce5">
            <text:p>Junior QA Engineer</text:p>
          </table:table-cell>
          <table:table-cell office:value-type="string" table:style-name="ce17">
            <text:p><text:a xlink:href="https://www.linkedin.com/jobs/view/4167584324/?alternateChannel=search&amp;refId=yJMLYzxfOGKM2SGFrlFSnQ%3D%3D&amp;trackingId=rEvvenfWzF3u9ASbMbNoeg%3D%3D">https://www.linkedin.com/jobs/view/4167584324/?alternateChannel=search&amp;refId=yJMLYzxfOGKM2SGFrlFSnQ%3D%3D&amp;trackingId=rEvvenfWzF3u9ASbMbNoeg%3D%3D</text:a></text:p>
          </table:table-cell>
          <table:table-cell office:value-type="string" table:style-name="ce17">
            <text:p>Remote</text:p>
          </table:table-cell>
          <table:table-cell table:style-name="ce18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6" table:style-name="ce10">
            <text:p>3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TA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17">
            <text:p><text:a xlink:href="https://www.linkedin.com/jobs/collections/it-services-and-it-consulting/?currentJobId=4105317795&amp;discover=true">https://www.linkedin.com/jobs/collections/it-services-and-it-consulting/?currentJobId=4105317795&amp;discover=true</text:a></text:p>
          </table:table-cell>
          <table:table-cell office:value-type="string" table:style-name="ce18">
            <text:p>Reading</text:p>
          </table:table-cell>
          <table:table-cell table:style-name="ce18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7" table:style-name="ce10">
            <text:p>37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5" table:style-name="ce1"/>
          <table:table-cell office:value-type="string" table:style-name="ce11">
            <text:p>N</text:p>
          </table:table-cell>
          <table:table-cell office:value-type="float" office:value="38" table:style-name="ce10">
            <text:p>38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5" table:style-name="ce1"/>
          <table:table-cell office:value-type="string" table:style-name="ce11">
            <text:p>N</text:p>
          </table:table-cell>
          <table:table-cell office:value-type="float" office:value="39" table:style-name="ce10">
            <text:p>39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16383" table:style-name="ce1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_50_0_37__32_-_32_Accent3" style:display-name="20% - Accent3" style:family="table-cell" style:data-style-name="N0">
      <style:table-cell-properties fo:background-color="#C1F0C8"/>
      <style:text-properties style:font-name="Aptos Narrow" style:font-name-asian="Aptos Narrow" style:font-name-complex="Aptos Narrow"/>
    </style:style>
    <style:style style:name="_50_0_37__32_-_32_Accent4" style:display-name="20% - Accent4" style:family="table-cell" style:data-style-name="N0">
      <style:table-cell-properties fo:background-color="#CAEDFB"/>
      <style:text-properties style:font-name="Aptos Narrow" style:font-name-asian="Aptos Narrow" style:font-name-complex="Aptos Narrow"/>
    </style:style>
    <style:style style:name="_52_0_37__32_-_32_Accent5" style:display-name="40% - Accent5" style:family="table-cell" style:data-style-name="N0">
      <style:table-cell-properties fo:background-color="#E49EDD"/>
      <style:text-properties style:font-name="Aptos Narrow" style:font-name-asian="Aptos Narrow" style:font-name-complex="Aptos Narrow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jude moore</meta:initial-creator>
    <dc:creator>Moore, Evelyn</dc:creator>
    <meta:creation-date>2023-03-09T19:46:12Z</meta:creation-date>
    <dc:date>2025-03-25T17:55:05Z</dc:date>
  </office:meta>
</office:document-meta>
</file>